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officeooo:rsid="001fe53a" officeooo:paragraph-rsid="001fe53a" style:font-size-asian="14pt" style:font-size-complex="14pt"/>
    </style:style>
    <style:style style:name="P3" style:family="paragraph" style:parent-style-name="Standard">
      <style:paragraph-properties fo:text-align="start" style:justify-single-word="false"/>
      <style:text-properties fo:font-size="14pt" officeooo:rsid="001fe53a" officeooo:paragraph-rsid="001fe53a" style:font-size-asian="14pt" style:font-size-complex="14pt"/>
    </style:style>
    <style:style style:name="P4" style:family="paragraph" style:parent-style-name="Standard">
      <style:paragraph-properties fo:text-align="center" style:justify-single-word="false"/>
      <style:text-properties fo:font-size="14pt" officeooo:paragraph-rsid="0032af73" style:font-size-asian="14pt" style:font-size-complex="14pt"/>
    </style:style>
    <style:style style:name="P5" style:family="paragraph" style:parent-style-name="Standard">
      <style:paragraph-properties fo:text-align="start" style:justify-single-word="false"/>
      <style:text-properties fo:font-size="14pt" officeooo:rsid="001fe53a" officeooo:paragraph-rsid="001fe53a" style:font-size-asian="12.25pt" style:font-size-complex="14pt"/>
    </style:style>
    <style:style style:name="P6" style:family="paragraph" style:parent-style-name="Standard">
      <style:paragraph-properties fo:text-align="start" style:justify-single-word="false"/>
      <style:text-properties fo:font-size="14pt" officeooo:rsid="001fe6e1" officeooo:paragraph-rsid="001fe6e1" style:font-size-asian="12.25pt" style:font-size-complex="14pt"/>
    </style:style>
    <style:style style:name="P7" style:family="paragraph" style:parent-style-name="Standard">
      <style:paragraph-properties fo:text-align="start" style:justify-single-word="false"/>
      <style:text-properties fo:font-size="14pt" officeooo:rsid="003b8530" officeooo:paragraph-rsid="001fe6e1" style:font-size-asian="12.25pt" style:font-size-complex="14pt"/>
    </style:style>
    <style:style style:name="P8" style:family="paragraph" style:parent-style-name="Standard">
      <style:paragraph-properties fo:text-align="start" style:justify-single-word="false"/>
      <style:text-properties fo:font-size="12pt" officeooo:rsid="001fe53a" officeooo:paragraph-rsid="001fe53a" style:font-size-asian="10.5pt" style:font-size-complex="12pt"/>
    </style:style>
    <style:style style:name="P9" style:family="paragraph" style:parent-style-name="Standard">
      <style:paragraph-properties fo:text-align="start" style:justify-single-word="false"/>
      <style:text-properties fo:font-size="12pt" officeooo:rsid="001fe53a" officeooo:paragraph-rsid="00480b2c" style:font-size-asian="10.5pt" style:font-size-complex="12pt"/>
    </style:style>
    <style:style style:name="P10" style:family="paragraph" style:parent-style-name="Standard">
      <style:paragraph-properties fo:text-align="start" style:justify-single-word="false"/>
      <style:text-properties fo:font-size="12pt" officeooo:rsid="001fe6e1" officeooo:paragraph-rsid="001fe53a" style:font-size-asian="10.5pt" style:font-size-complex="12pt"/>
    </style:style>
    <style:style style:name="P11" style:family="paragraph" style:parent-style-name="Standard">
      <style:paragraph-properties fo:text-align="start" style:justify-single-word="false"/>
      <style:text-properties officeooo:paragraph-rsid="001fe53a"/>
    </style:style>
    <style:style style:name="P12" style:family="paragraph" style:parent-style-name="Standard">
      <style:paragraph-properties fo:text-align="start" style:justify-single-word="false"/>
      <style:text-properties officeooo:paragraph-rsid="004b7c84"/>
    </style:style>
    <style:style style:name="P13" style:family="paragraph" style:parent-style-name="Standard">
      <style:paragraph-properties fo:text-align="start" style:justify-single-word="false"/>
      <style:text-properties style:font-name="Arial" fo:font-size="8pt" fo:font-weight="bold" officeooo:rsid="0037b1e2" officeooo:paragraph-rsid="0027d7ec" style:font-size-asian="8pt" style:font-weight-asian="bold" style:font-name-complex="Arial" style:font-size-complex="8pt"/>
    </style:style>
    <style:style style:name="P14" style:family="paragraph" style:parent-style-name="Standard">
      <style:paragraph-properties fo:text-align="start" style:justify-single-word="false" fo:break-before="page"/>
      <style:text-properties fo:font-size="14pt" officeooo:rsid="001fe53a" officeooo:paragraph-rsid="001fe53a" style:font-size-asian="14pt" style:font-size-complex="14pt"/>
    </style:style>
    <style:style style:name="P15" style:family="paragraph" style:parent-style-name="Standard">
      <style:paragraph-properties fo:margin-left="0in" fo:margin-right="0in" fo:text-indent="0.5in" style:auto-text-indent="false" fo:padding-left="0.0555in" fo:padding-right="0.0555in" fo:padding-top="0.0138in" fo:padding-bottom="0.0138in" fo:border="0.51pt solid #000000"/>
      <style:text-properties style:font-name="Arial" fo:font-size="8pt" fo:font-weight="bold" officeooo:rsid="00446f6d" officeooo:paragraph-rsid="004ecebe" style:font-size-asian="8pt" style:font-weight-asian="bold" style:font-name-complex="Arial" style:font-size-complex="8pt"/>
    </style:style>
    <style:style style:name="P16" style:family="paragraph" style:parent-style-name="Standard">
      <style:paragraph-properties fo:margin-left="0in" fo:margin-right="0in" fo:text-indent="0.5in" style:auto-text-indent="false" fo:padding-left="0.0555in" fo:padding-right="0.0555in" fo:padding-top="0.0138in" fo:padding-bottom="0.0138in" fo:border="0.51pt solid #000000"/>
      <style:text-properties style:font-name="Arial" fo:font-size="8pt" fo:font-weight="bold" officeooo:rsid="00446f6d" officeooo:paragraph-rsid="004f9cd7" style:font-size-asian="8pt" style:font-weight-asian="bold" style:font-name-complex="Arial" style:font-size-complex="8pt"/>
    </style:style>
    <style:style style:name="P17" style:family="paragraph" style:parent-style-name="Standard">
      <style:paragraph-properties fo:text-align="start" style:justify-single-word="false"/>
      <style:text-properties style:font-name="Times New Roman" fo:font-size="12pt" fo:font-style="normal" officeooo:rsid="0039c61e" officeooo:paragraph-rsid="00480b2c"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font-size="14pt" officeooo:rsid="001fe53a" officeooo:paragraph-rsid="001fe53a" style:font-size-asian="12.25pt" style:font-size-complex="14pt"/>
    </style:style>
    <style:style style:name="P19" style:family="paragraph" style:parent-style-name="Standard">
      <style:paragraph-properties fo:text-align="start" style:justify-single-word="false"/>
      <style:text-properties fo:font-size="14pt" officeooo:rsid="003b8530" officeooo:paragraph-rsid="004f9cd7" style:font-size-asian="12.25pt" style:font-size-complex="14pt"/>
    </style:style>
    <style:style style:name="P20" style:family="paragraph" style:parent-style-name="Standard">
      <style:paragraph-properties fo:text-align="start" style:justify-single-word="false"/>
      <style:text-properties officeooo:paragraph-rsid="00480b2c"/>
    </style:style>
    <style:style style:name="P21" style:family="paragraph" style:parent-style-name="Standard">
      <style:paragraph-properties fo:text-align="start" style:justify-single-word="false"/>
      <style:text-properties officeooo:paragraph-rsid="001fe6e1"/>
    </style:style>
    <style:style style:name="P22" style:family="paragraph" style:parent-style-name="Standard">
      <style:paragraph-properties fo:text-align="start" style:justify-single-word="false"/>
      <style:text-properties officeooo:paragraph-rsid="004f9cd7"/>
    </style:style>
    <style:style style:name="P23" style:family="paragraph" style:parent-style-name="Standard">
      <style:paragraph-properties fo:text-align="start" style:justify-single-word="false"/>
      <style:text-properties style:font-name="Arial" fo:font-size="8pt" fo:font-weight="bold" officeooo:rsid="0037b1e2" officeooo:paragraph-rsid="004ecebe" style:font-size-asian="8pt" style:font-weight-asian="bold" style:font-name-complex="Arial" style:font-size-complex="8pt"/>
    </style:style>
    <style:style style:name="P24" style:family="paragraph" style:parent-style-name="Standard">
      <style:text-properties officeooo:paragraph-rsid="004ecebe"/>
    </style:style>
    <style:style style:name="P25" style:family="paragraph" style:parent-style-name="Standard">
      <style:paragraph-properties fo:text-align="start" style:justify-single-word="false"/>
      <style:text-properties fo:font-size="12pt" officeooo:rsid="001fe53a" officeooo:paragraph-rsid="001fe53a" style:font-size-asian="10.5pt" style:font-size-complex="12pt"/>
    </style:style>
    <style:style style:name="P26" style:family="paragraph" style:parent-style-name="Standard">
      <style:paragraph-properties fo:text-align="start" style:justify-single-word="false"/>
      <style:text-properties fo:font-size="12pt" officeooo:rsid="003b8530" officeooo:paragraph-rsid="004f9cd7" style:font-size-asian="10.5pt" style:font-size-complex="12pt"/>
    </style:style>
    <style:style style:name="P27" style:family="paragraph" style:parent-style-name="Standard">
      <style:text-properties officeooo:paragraph-rsid="004f9cd7"/>
    </style:style>
    <style:style style:name="T1" style:family="text">
      <style:text-properties officeooo:rsid="001fe53a"/>
    </style:style>
    <style:style style:name="T2" style:family="text">
      <style:text-properties fo:font-size="12pt" officeooo:rsid="001fe53a" style:font-size-asian="10.5pt" style:font-size-complex="12pt"/>
    </style:style>
    <style:style style:name="T3" style:family="text">
      <style:text-properties fo:font-size="12pt" officeooo:rsid="004ecebe" style:font-size-asian="10.5pt" style:font-size-complex="12pt"/>
    </style:style>
    <style:style style:name="T4" style:family="text">
      <style:text-properties fo:font-size="12pt" officeooo:rsid="004f9cd7" style:font-size-asian="10.5pt" style:font-size-complex="12pt"/>
    </style:style>
    <style:style style:name="T5" style:family="text">
      <style:text-properties fo:font-size="12pt" officeooo:rsid="001fe6e1" style:font-size-asian="10.5pt" style:font-size-complex="12pt"/>
    </style:style>
    <style:style style:name="T6" style:family="text">
      <style:text-properties fo:font-size="12pt" officeooo:rsid="004fe7c5" style:font-size-asian="10.5pt" style:font-size-complex="12pt"/>
    </style:style>
    <style:style style:name="T7" style:family="text">
      <style:text-properties officeooo:rsid="0025c879"/>
    </style:style>
    <style:style style:name="T8" style:family="text">
      <style:text-properties officeooo:rsid="0032af73"/>
    </style:style>
    <style:style style:name="T9" style:family="text">
      <style:text-properties style:font-name="Times New Roman" fo:font-size="12pt" fo:font-style="normal" officeooo:rsid="004ecebe" style:font-size-asian="12pt" style:font-style-asian="normal" style:font-size-complex="12pt" style:font-style-complex="normal"/>
    </style:style>
    <style:style style:name="T10" style:family="text">
      <style:text-properties style:font-name="Times New Roman" fo:font-style="normal" officeooo:rsid="004ecebe" style:font-size-asian="12pt" style:font-style-asian="normal" style:font-style-complex="normal"/>
    </style:style>
    <style:style style:name="T11" style:family="text">
      <style:text-properties fo:font-size="14pt" officeooo:rsid="001fe53a" style:font-size-asian="14pt" style:font-size-complex="14pt"/>
    </style:style>
    <style:style style:name="T12" style:family="text">
      <style:text-properties fo:font-size="14pt" officeooo:rsid="001fe6e1" style:font-size-asian="12.25pt" style:font-size-complex="14pt"/>
    </style:style>
    <style:style style:name="T13" style:family="text">
      <style:text-properties fo:font-size="14pt" officeooo:rsid="004fe7c5" style:font-size-asian="12.25pt" style:font-size-complex="14pt"/>
    </style:style>
    <style:style style:name="T14" style:family="text">
      <style:text-properties officeooo:rsid="004b7c84"/>
    </style:style>
    <style:style style:name="T15" style:family="text">
      <style:text-properties officeooo:rsid="004ece4e"/>
    </style:style>
    <style:style style:name="T16" style:family="text">
      <style:text-properties officeooo:rsid="004ecebe"/>
    </style:style>
    <style:style style:name="T17" style:family="text">
      <style:text-properties officeooo:rsid="004f9c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ryan Turek</text:p>
      <text:p text:style-name="P2"/>
      <text:p text:style-name="P2">-</text:p>
      <text:p text:style-name="P2"/>
      <text:p text:style-name="P4"><text:span text:style-name="T1">Experiment #</text:span><text:span text:style-name="T15">5</text:span><text:span text:style-name="T1"> – </text:span><text:span text:style-name="T15">Addressing Modes of the I8086</text:span></text:p>
      <text:p text:style-name="P2">CPE 311 S-001</text:p>
      <text:p text:style-name="P2"/>
      <text:p text:style-name="P2">Lab Partner: Tyler Durham</text:p>
      <text:p text:style-name="P2"/>
      <text:p text:style-name="P2">-</text:p>
      <text:p text:style-name="P2"/>
      <text:p text:style-name="P2">0<text:span text:style-name="T7">9/</text:span><text:span text:style-name="T8">12</text:span>/2013</text:p>
      <text:p text:style-name="P14">Introduction:</text:p>
      <text:p text:style-name="P3"/>
      <text:p text:style-name="P11"><text:span text:style-name="T11"><text:tab/></text:span><text:span text:style-name="T3">The goal of this lab is to introduce us to the various addressing modes of the I80806 processor, as well as to build upon the students' knowledge of assembly programming. We will accomplish this through writing and debugging small sections of code utilizing different addressing modes.</text:span></text:p>
      <text:p text:style-name="P8"/>
      <text:p text:style-name="P5">Exercise 1:</text:p>
      <text:p text:style-name="P5"/>
      <text:p text:style-name="P11"><text:span text:style-name="T2">Experiment:<text:tab/></text:span><text:span text:style-name="T3">Using the code from the previous lab (Lab #4) as a template. The objective of this lab is <text:tab/><text:tab/><text:tab/>to print the string “Lab 5 Exercise1” to the screen using Register Indirect Addressing <text:tab/><text:tab/><text:tab/>Mode.</text:span></text:p>
      <text:p text:style-name="P8"/>
      <text:p text:style-name="Standard"><text:span text:style-name="T2">Results:<text:tab/></text:span><text:span text:style-name="T3">Using Register Indirect Addressing Mode, we compiled and built the following code:</text:span></text:p>
      <text:p text:style-name="Standard"/>
      <text:p text:style-name="P15"><text:span text:style-name="T16">Assume cs:code, ds:data, ss:stack</text:span></text:p>
      <text:p text:style-name="P15"><text:span text:style-name="T16"></text:span></text:p>
      <text:p text:style-name="P15"><text:span text:style-name="T16">data segment </text:span></text:p>
      <text:p text:style-name="P15"><text:span text:style-name="T16">; All variables defined within the data segment</text:span></text:p>
      <text:p text:style-name="P15"><text:span text:style-name="T16">message db "Lab 5 Exercise 1$"</text:span></text:p>
      <text:p text:style-name="P15"><text:span text:style-name="T16">var db "w"</text:span></text:p>
      <text:p text:style-name="P15"><text:span text:style-name="T16">data ends</text:span></text:p>
      <text:p text:style-name="P15"><text:span text:style-name="T16"></text:span></text:p>
      <text:p text:style-name="P15"><text:span text:style-name="T16">stack segment <text:s/></text:span></text:p>
      <text:p text:style-name="P15"><text:span text:style-name="T16">;Stack size and the top of the stack defined in the stack segment</text:span></text:p>
      <text:p text:style-name="P15"><text:span text:style-name="T16">dw 100 dup(?)</text:span></text:p>
      <text:p text:style-name="P15"><text:span text:style-name="T16">stacktop:</text:span></text:p>
      <text:p text:style-name="P15"><text:span text:style-name="T16">stack ends</text:span></text:p>
      <text:p text:style-name="P15"><text:span text:style-name="T16"></text:span></text:p>
      <text:p text:style-name="P15"><text:span text:style-name="T16">code segment</text:span></text:p>
      <text:p text:style-name="P15"><text:span text:style-name="T16">begin:<text:tab/></text:span></text:p>
      <text:p text:style-name="P15"><text:span text:style-name="T16">mov ax, data</text:span></text:p>
      <text:p text:style-name="P15"><text:span text:style-name="T16">mov ds,ax</text:span></text:p>
      <text:p text:style-name="P15"><text:span text:style-name="T16">mov ax, stack</text:span></text:p>
      <text:p text:style-name="P15"><text:span text:style-name="T16">mov ss,ax</text:span></text:p>
      <text:p text:style-name="P15"><text:span text:style-name="T16">mov sp, offset stacktop</text:span></text:p>
      <text:p text:style-name="P15"><text:span text:style-name="T16">;THIS IS WHERE YOUR CODE BEGINS</text:span></text:p>
      <text:p text:style-name="P15"><text:span text:style-name="T16"></text:span></text:p>
      <text:p text:style-name="P15"><text:span text:style-name="T16">;begin code</text:span></text:p>
      <text:p text:style-name="P15"><text:span text:style-name="T16">Mov ah,2</text:span></text:p>
      <text:p text:style-name="P15"><text:span text:style-name="T16">;Mov dl, message</text:span></text:p>
      <text:p text:style-name="P15"><text:span text:style-name="T16">;Int 21h</text:span></text:p>
      <text:p text:style-name="P15"><text:span text:style-name="T16"></text:span></text:p>
      <text:p text:style-name="P15"><text:span text:style-name="T16">Mov si, offset message</text:span></text:p>
      <text:p text:style-name="P15"><text:span text:style-name="T16">;This puts the string stored in message into the si register.</text:span></text:p>
      <text:p text:style-name="P15"><text:span text:style-name="T16"></text:span></text:p>
      <text:p text:style-name="P15"><text:span text:style-name="T16">Abc:</text:span></text:p>
      <text:p text:style-name="P15"><text:span text:style-name="T16">Mov dl,[si]</text:span></text:p>
      <text:p text:style-name="P15"><text:span text:style-name="T16">Cmp dl,"$"</text:span></text:p>
      <text:p text:style-name="P15"><text:span text:style-name="T16">Je end_prog</text:span></text:p>
      <text:p text:style-name="P15"><text:span text:style-name="T16">Int 21h</text:span></text:p>
      <text:p text:style-name="P15"><text:span text:style-name="T16">Inc si</text:span></text:p>
      <text:p text:style-name="P15"><text:span text:style-name="T16">Jmp abc</text:span></text:p>
      <text:p text:style-name="P15"><text:span text:style-name="T16">;the above abc loop simply copies the contents of memory</text:span></text:p>
      <text:p text:style-name="P15"><text:span text:style-name="T16">;byte by byte, at the address that si points to.</text:span></text:p>
      <text:p text:style-name="P15"><text:span text:style-name="T16">;It prints these bytes until it reaches the dollar sign and exits</text:span></text:p>
      <text:p text:style-name="P15"><text:span text:style-name="T16"></text:span></text:p>
      <text:p text:style-name="P15"><text:span text:style-name="T16">End_prog:</text:span></text:p>
      <text:p text:style-name="P15"><text:span text:style-name="T16">Mov ah,4ch</text:span></text:p>
      <text:p text:style-name="P15"><text:span text:style-name="T16">Int 21h</text:span></text:p>
      <text:p text:style-name="P15"><text:span text:style-name="T16">;end code</text:span></text:p>
      <text:p text:style-name="P15"><text:span text:style-name="T16"></text:span></text:p>
      <text:p text:style-name="P15"><text:span text:style-name="T16">;THIS IS WHERE YOUR CODE ENDS</text:span></text:p>
      <text:p text:style-name="P15"><text:span text:style-name="T16">code ends</text:span></text:p>
      <text:p text:style-name="P15"><text:span text:style-name="T16">end begin</text:span></text:p>
      <text:p text:style-name="P13"/>
      <text:p text:style-name="P5"><text:soft-page-break/></text:p>
      <text:p text:style-name="P5">Exercise 2:</text:p>
      <text:p text:style-name="P5"/>
      <text:p text:style-name="P9">Experiment:<text:tab/><text:span text:style-name="T10">In this experiment we took the code from the previous Experiment (Experiment 1) and <text:tab/><text:tab/><text:tab/>the goal was to rewrite the code to use Based Indexed Addressing Mode.</text:span></text:p>
      <text:p text:style-name="P17"/>
      <text:p text:style-name="P20"><text:span text:style-name="T2">Results:<text:tab/></text:span><text:span text:style-name="T9">Using Based Indexed Addressing Mode and the previous experiment we produced the <text:tab/><text:tab/><text:tab/>following code:</text:span></text:p>
      <text:p text:style-name="P20"><text:span text:style-name="T9"/></text:p>
      <text:p text:style-name="P24"/>
      <text:p text:style-name="P15"><text:span text:style-name="T16">Assume cs:code, ds:data, ss:stack</text:span></text:p>
      <text:p text:style-name="P15"><text:span text:style-name="T16"></text:span></text:p>
      <text:p text:style-name="P15"><text:span text:style-name="T16">data segment </text:span></text:p>
      <text:p text:style-name="P15"><text:span text:style-name="T16">; All variables defined within the data segment</text:span></text:p>
      <text:p text:style-name="P15"><text:span text:style-name="T16">message db "Lab 5 Exercise 1$"</text:span></text:p>
      <text:p text:style-name="P15"><text:span text:style-name="T16">var db "w"</text:span></text:p>
      <text:p text:style-name="P15"><text:span text:style-name="T16">data ends</text:span></text:p>
      <text:p text:style-name="P15"><text:span text:style-name="T16"></text:span></text:p>
      <text:p text:style-name="P15"><text:span text:style-name="T16">stack segment <text:s/></text:span></text:p>
      <text:p text:style-name="P15"><text:span text:style-name="T16">;Stack size and the top of the stack defined in the stack segment</text:span></text:p>
      <text:p text:style-name="P15"><text:span text:style-name="T16">dw 100 dup(?)</text:span></text:p>
      <text:p text:style-name="P15"><text:span text:style-name="T16">stacktop:</text:span></text:p>
      <text:p text:style-name="P15"><text:span text:style-name="T16">stack ends</text:span></text:p>
      <text:p text:style-name="P15"><text:span text:style-name="T16"></text:span></text:p>
      <text:p text:style-name="P15"><text:span text:style-name="T16">code segment</text:span></text:p>
      <text:p text:style-name="P15"><text:span text:style-name="T16">begin:<text:tab/></text:span></text:p>
      <text:p text:style-name="P15"><text:span text:style-name="T16">mov ax, data</text:span></text:p>
      <text:p text:style-name="P15"><text:span text:style-name="T16">mov ds,ax</text:span></text:p>
      <text:p text:style-name="P15"><text:span text:style-name="T16">mov ax, stack</text:span></text:p>
      <text:p text:style-name="P15"><text:span text:style-name="T16">mov ss,ax</text:span></text:p>
      <text:p text:style-name="P15"><text:span text:style-name="T16">mov sp, offset stacktop</text:span></text:p>
      <text:p text:style-name="P15"><text:span text:style-name="T16">;THIS IS WHERE YOUR CODE BEGINS</text:span></text:p>
      <text:p text:style-name="P15"><text:span text:style-name="T16"></text:span></text:p>
      <text:p text:style-name="P15"><text:span text:style-name="T16">;begin code</text:span></text:p>
      <text:p text:style-name="P15"><text:span text:style-name="T16">Mov ah,2</text:span></text:p>
      <text:p text:style-name="P15"><text:span text:style-name="T16">;Mov dl, message</text:span></text:p>
      <text:p text:style-name="P15"><text:span text:style-name="T16">;Int 21h</text:span></text:p>
      <text:p text:style-name="P15"><text:span text:style-name="T16"></text:span></text:p>
      <text:p text:style-name="P15"><text:span text:style-name="T16">Mov si, offset message</text:span></text:p>
      <text:p text:style-name="P15"><text:span text:style-name="T16">;This puts the string stored in message into the si register.</text:span></text:p>
      <text:p text:style-name="P15"><text:span text:style-name="T16">Mov bx, 0</text:span></text:p>
      <text:p text:style-name="P15"><text:span text:style-name="T16">Abc:</text:span></text:p>
      <text:p text:style-name="P15"><text:span text:style-name="T16">Mov dl,[si+bx]</text:span></text:p>
      <text:p text:style-name="P15"><text:span text:style-name="T16">;We use the dl register because we are reading bytes at a time</text:span></text:p>
      <text:p text:style-name="P15"><text:span text:style-name="T16">Cmp dl,"$"</text:span></text:p>
      <text:p text:style-name="P15"><text:span text:style-name="T16">Je end_prog</text:span></text:p>
      <text:p text:style-name="P15"><text:span text:style-name="T16">Int 21h</text:span></text:p>
      <text:p text:style-name="P15"><text:span text:style-name="T16">Inc bx</text:span></text:p>
      <text:p text:style-name="P15"><text:span text:style-name="T16">Jmp abc</text:span></text:p>
      <text:p text:style-name="P15"><text:span text:style-name="T16">;the above abc loop simply copies the contents of memory</text:span></text:p>
      <text:p text:style-name="P15"><text:span text:style-name="T16">;byte by byte, at the address that si points to.</text:span></text:p>
      <text:p text:style-name="P15"><text:span text:style-name="T16">;It prints these bytes until it reaches the dollar sign and exits</text:span></text:p>
      <text:p text:style-name="P15"><text:span text:style-name="T16"></text:span></text:p>
      <text:p text:style-name="P15"><text:span text:style-name="T16">End_prog:</text:span></text:p>
      <text:p text:style-name="P15"><text:span text:style-name="T16">Mov ah,4ch</text:span></text:p>
      <text:p text:style-name="P15"><text:span text:style-name="T16">Int 21h</text:span></text:p>
      <text:p text:style-name="P15"><text:span text:style-name="T16">;end code</text:span></text:p>
      <text:p text:style-name="P15"><text:span text:style-name="T16"></text:span></text:p>
      <text:p text:style-name="P15"><text:span text:style-name="T16">;THIS IS WHERE YOUR CODE ENDS</text:span></text:p>
      <text:p text:style-name="P15"><text:span text:style-name="T16">code ends</text:span></text:p>
      <text:p text:style-name="P15"><text:span text:style-name="T16">end begin</text:span></text:p>
      <text:p text:style-name="P23"/>
      <text:p text:style-name="P8"/>
      <text:p text:style-name="P8"/>
      <text:p text:style-name="P8"/>
      <text:p text:style-name="P5"><text:soft-page-break/></text:p>
      <text:p text:style-name="P5">Exercise 3:</text:p>
      <text:p text:style-name="P10"/>
      <text:p text:style-name="P21"><text:span text:style-name="T4">Experiment</text:span><text:span text:style-name="T5">:<text:tab/></text:span><text:span text:style-name="T4">Using the previous Experiments we will develop a section of code that uses Register <text:tab/><text:tab/><text:tab/>Indirect Addressing to exchange data from one variable to another.</text:span></text:p>
      <text:p text:style-name="P21"><text:span text:style-name="T4"/></text:p>
      <text:p text:style-name="P22"><text:span text:style-name="T4">Results:<text:tab/>We first created a variable STORAGE containing blank spaces. We then used Register <text:tab/><text:tab/><text:tab/>Indirect Addressing Mode to copy the contents from MESSAGE to STORAGE. We then <text:tab/><text:tab/>print out STORAGE to make sure all the contents were copied correctly:</text:span></text:p>
      <text:p text:style-name="P22"><text:span text:style-name="T4"/></text:p>
      <text:p text:style-name="P27"/>
      <text:p text:style-name="P16"><text:span text:style-name="T17">Assume cs:code, ds:data, ss:stack</text:span></text:p>
      <text:p text:style-name="P16"><text:span text:style-name="T17"></text:span></text:p>
      <text:p text:style-name="P16"><text:span text:style-name="T17">data segment </text:span></text:p>
      <text:p text:style-name="P16"><text:span text:style-name="T17">; All variables defined within the data segment</text:span></text:p>
      <text:p text:style-name="P16"><text:span text:style-name="T17">message db "Lab 5 Exercise 1$"</text:span></text:p>
      <text:p text:style-name="P16"><text:span text:style-name="T17">storage db 17 dup(" ")</text:span></text:p>
      <text:p text:style-name="P16"><text:span text:style-name="T17">var db "w"</text:span></text:p>
      <text:p text:style-name="P16"><text:span text:style-name="T17">data ends</text:span></text:p>
      <text:p text:style-name="P16"><text:span text:style-name="T17"></text:span></text:p>
      <text:p text:style-name="P16"><text:span text:style-name="T17">stack segment <text:s/></text:span></text:p>
      <text:p text:style-name="P16"><text:span text:style-name="T17">;Stack size and the top of the stack defined in the stack segment</text:span></text:p>
      <text:p text:style-name="P16"><text:span text:style-name="T17">dw 100 dup(?)</text:span></text:p>
      <text:p text:style-name="P16"><text:span text:style-name="T17">stacktop:</text:span></text:p>
      <text:p text:style-name="P16"><text:span text:style-name="T17">stack ends</text:span></text:p>
      <text:p text:style-name="P16"><text:span text:style-name="T17"></text:span></text:p>
      <text:p text:style-name="P16"><text:span text:style-name="T17">code segment</text:span></text:p>
      <text:p text:style-name="P16"><text:span text:style-name="T17">begin:<text:tab/></text:span></text:p>
      <text:p text:style-name="P16"><text:span text:style-name="T17">mov ax, data</text:span></text:p>
      <text:p text:style-name="P16"><text:span text:style-name="T17">mov ds,ax</text:span></text:p>
      <text:p text:style-name="P16"><text:span text:style-name="T17">mov ax, stack</text:span></text:p>
      <text:p text:style-name="P16"><text:span text:style-name="T17">mov ss,ax</text:span></text:p>
      <text:p text:style-name="P16"><text:span text:style-name="T17">mov sp, offset stacktop</text:span></text:p>
      <text:p text:style-name="P16"><text:span text:style-name="T17">;THIS IS WHERE YOUR CODE BEGINS</text:span></text:p>
      <text:p text:style-name="P16"><text:span text:style-name="T17"></text:span></text:p>
      <text:p text:style-name="P16"><text:span text:style-name="T17">;begin code</text:span></text:p>
      <text:p text:style-name="P16"><text:span text:style-name="T17">Mov ah,2</text:span></text:p>
      <text:p text:style-name="P16"><text:span text:style-name="T17">;Mov dl, message</text:span></text:p>
      <text:p text:style-name="P16"><text:span text:style-name="T17">;Int 21h</text:span></text:p>
      <text:p text:style-name="P16"><text:span text:style-name="T17"></text:span></text:p>
      <text:p text:style-name="P16"><text:span text:style-name="T17">Mov si, offset message</text:span></text:p>
      <text:p text:style-name="P16"><text:span text:style-name="T17">Mov di, offset storage</text:span></text:p>
      <text:p text:style-name="P16"><text:span text:style-name="T17">;This puts the string stored in message into the si register.</text:span></text:p>
      <text:p text:style-name="P16"><text:span text:style-name="T17">Abc:</text:span></text:p>
      <text:p text:style-name="P16"><text:span text:style-name="T17">Mov bl,[si]</text:span></text:p>
      <text:p text:style-name="P16"><text:span text:style-name="T17">Mov [di], bl</text:span></text:p>
      <text:p text:style-name="P16"><text:span text:style-name="T17">;We use the dl register because we are reading bytes at a time</text:span></text:p>
      <text:p text:style-name="P16"><text:span text:style-name="T17">Cmp bl,"$"</text:span></text:p>
      <text:p text:style-name="P16"><text:span text:style-name="T17">Je Middle</text:span></text:p>
      <text:p text:style-name="P16"><text:span text:style-name="T17">Int 21h</text:span></text:p>
      <text:p text:style-name="P16"><text:span text:style-name="T17">Inc si</text:span></text:p>
      <text:p text:style-name="P16"><text:span text:style-name="T17">Inc di</text:span></text:p>
      <text:p text:style-name="P16"><text:span text:style-name="T17">Jmp abc</text:span></text:p>
      <text:p text:style-name="P16"><text:span text:style-name="T17"></text:span></text:p>
      <text:p text:style-name="P16"><text:span text:style-name="T17">Middle:</text:span></text:p>
      <text:p text:style-name="P16"><text:span text:style-name="T17">Mov si, offset storage</text:span></text:p>
      <text:p text:style-name="P16"><text:span text:style-name="T17"></text:span></text:p>
      <text:p text:style-name="P16"><text:span text:style-name="T17">Cba:</text:span></text:p>
      <text:p text:style-name="P16"><text:span text:style-name="T17">Mov dl, [si]</text:span></text:p>
      <text:p text:style-name="P16"><text:span text:style-name="T17">Cmp dl, "$"</text:span></text:p>
      <text:p text:style-name="P16"><text:span text:style-name="T17">Je end_prog</text:span></text:p>
      <text:p text:style-name="P16"><text:span text:style-name="T17">Int 21h</text:span></text:p>
      <text:p text:style-name="P16"><text:span text:style-name="T17">Inc si</text:span></text:p>
      <text:p text:style-name="P16"><text:span text:style-name="T17">Jmp Cba</text:span></text:p>
      <text:p text:style-name="P16"><text:span text:style-name="T17"></text:span></text:p>
      <text:p text:style-name="P16"><text:span text:style-name="T17">;the above abc loop simply copies the contents of memory</text:span></text:p>
      <text:p text:style-name="P16"><text:span text:style-name="T17">;byte by byte, at the address that si points to.</text:span></text:p>
      <text:p text:style-name="P16"><text:soft-page-break/><text:span text:style-name="T17">;It prints these bytes until it reaches the dollar sign and exits</text:span></text:p>
      <text:p text:style-name="P16"><text:span text:style-name="T17"></text:span></text:p>
      <text:p text:style-name="P16"><text:span text:style-name="T17">End_prog:</text:span></text:p>
      <text:p text:style-name="P16"><text:span text:style-name="T17">Mov ah,4ch</text:span></text:p>
      <text:p text:style-name="P16"><text:span text:style-name="T17">Int 21h</text:span></text:p>
      <text:p text:style-name="P16"><text:span text:style-name="T17">;end code</text:span></text:p>
      <text:p text:style-name="P16"><text:span text:style-name="T17"></text:span></text:p>
      <text:p text:style-name="P16"><text:span text:style-name="T17"></text:span></text:p>
      <text:p text:style-name="P16"><text:span text:style-name="T17"></text:span></text:p>
      <text:p text:style-name="P16"><text:span text:style-name="T17">;THIS IS WHERE YOUR CODE ENDS</text:span></text:p>
      <text:p text:style-name="P16"><text:span text:style-name="T17">code ends</text:span></text:p>
      <text:p text:style-name="P16"><text:span text:style-name="T17">end begin</text:span></text:p>
      <text:p text:style-name="P19"/>
      <text:p text:style-name="P19"><text:span text:style-name="T17">Exercise 4:</text:span></text:p>
      <text:p text:style-name="P19"><text:span text:style-name="T17"/></text:p>
      <text:p text:style-name="P26"><text:span text:style-name="T17">Results:<text:tab/></text:span></text:p>
      <text:p text:style-name="P26"><text:span text:style-name="T17"/></text:p>
      <text:p text:style-name="P26"><text:span text:style-name="T17"><text:tab/>1).<text:tab/>MOV DL, MESSAGE<text:tab/>=&gt;<text:tab/>Register Addressing</text:span></text:p>
      <text:p text:style-name="P26"><text:span text:style-name="T17"><text:tab/>2).<text:tab/>MOV AH, 2<text:tab/><text:tab/><text:tab/>=&gt;<text:tab/>Immediate Addressing</text:span></text:p>
      <text:p text:style-name="P26"><text:span text:style-name="T17"><text:tab/>3).<text:tab/>MOV DL, [SI]<text:tab/><text:tab/>=&gt;<text:tab/>Register Indirect Addressing</text:span></text:p>
      <text:p text:style-name="P26"><text:span text:style-name="T17"><text:tab/>4).<text:tab/>CMP DL, “$”<text:tab/><text:tab/><text:tab/>=&gt;<text:tab/>Immediate Addressing</text:span></text:p>
      <text:p text:style-name="P26"><text:span text:style-name="T17"><text:tab/>5).<text:tab/>MOV AH, 4CH<text:tab/><text:tab/>=&gt;<text:tab/>Immediate Addressing</text:span></text:p>
      <text:p text:style-name="P7"/>
      <text:p text:style-name="P6">Conclusion:</text:p>
      <text:p text:style-name="P6"/>
      <text:p text:style-name="P12"><text:span text:style-name="T12"><text:tab/></text:span><text:span text:style-name="T6">This lab has helped us understand more about addressing modes for the 8086 processor. Using this knowledge of the addressing modes; we were able to improve our understanding of more in-depth assembly programm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meta:initial-creator>
    <meta:creation-date>2013-08-29T09:32:31</meta:creation-date>
    <dc:date>2013-10-31T10:31:43</dc:date>
    <dc:creator>Bryan </dc:creator>
    <meta:editing-duration>PT17H23M51S</meta:editing-duration>
    <meta:editing-cycles>28</meta:editing-cycles>
    <meta:generator>LibreOffice/3.6$Linux_X86_64 LibreOffice_project/360m1$Build-2</meta:generator>
    <meta:printed-by>Bryan </meta:printed-by>
    <meta:print-date>2013-09-05T09:01:08</meta:print-date>
    <meta:document-statistic meta:table-count="0" meta:image-count="0" meta:object-count="0" meta:page-count="5" meta:paragraph-count="196" meta:word-count="828" meta:character-count="4734" meta:non-whitespace-character-count="3863"/>
  </office:meta>
</office:document-meta>
</file>